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list-style-name="L1">
      <style:paragraph-properties fo:text-align="start"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list-style-name="L1">
      <style:paragraph-properties fo:text-align="start" style:justify-single-word="false"/>
    </style:style>
    <style:style style:name="P8" style:family="paragraph" style:parent-style-name="Standard" style:list-style-name="L2">
      <style:paragraph-properties fo:text-align="start" style:justify-single-word="false"/>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Standard">
      <style:paragraph-properties fo:text-align="start" style:justify-single-word="false"/>
      <style:text-properties fo:font-size="16pt" style:font-size-asian="16pt" style:font-size-complex="16pt"/>
    </style:style>
    <style:style style:name="P11" style:family="paragraph" style:parent-style-name="Standard">
      <style:paragraph-properties fo:text-align="start" style:justify-single-word="false"/>
      <style:text-properties fo:font-weight="bold" style:font-weight-asian="bold" style:font-weight-complex="bold"/>
    </style:style>
    <style:style style:name="T1" style:family="text">
      <style:text-properties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9">Grupp 11 feedback</text:p>
      <text:p text:style-name="P10">socialt kontrakt </text:p>
      <text:list xml:id="list1888621914990392164" text:style-name="L1">
        <text:list-header>
          <text:p text:style-name="P3"/>
        </text:list-header>
        <text:list-item>
          <text:p text:style-name="P3">Generellt så är mycket kortfattat och det saknas motiveringar till varför ni gör/använder vissa saker och metoder.</text:p>
        </text:list-item>
        <text:list-item>
          <text:p text:style-name="P7"><text:span text:style-name="T1">Arbetstider – ganska korta arbetstider och oklart vad hur länge dessa vara då det står ”</text:span>4h/dag i grupp inkl paus ”.<text:span text:style-name="T1"> Så som jag tolkar det så arbetar ni inte på lördagar och söndagar, det kan bli svårt att utnyttja er budget fyllt ut.</text:span></text:p>
        </text:list-item>
        <text:list-item>
          <text:p text:style-name="P3">Möten – Alltför kortfattat.</text:p>
        </text:list-item>
        <text:list-item>
          <text:p text:style-name="P3">Konflikthantering – ser bra ut med att majoriteten som bestämmer men se till att ni ändå tar åt er det som minoriteten har sagt. </text:p>
        </text:list-item>
      </text:list>
      <text:p text:style-name="P2"/>
      <text:p text:style-name="P4">Kravdokument</text:p>
      <text:p text:style-name="P4"/>
      <text:p text:style-name="P5">Denna gruppens kravdokument ger läsaren en <text:s/>tydlig förståelse över projektet och krav. Dokumentet har varit uppdaterat en gång men saknar fortfarande en ordlista. Funktionella kraven är delat under ”must”,” should” och ”won’t”, plus att det sorterades enligt prioriteter. Det gör saker och ting mycket enklare att gå igenom och förstå själva funktionaliteten av projektet.</text:p>
      <text:p text:style-name="P5"/>
      <text:p text:style-name="P11">Plandokument</text:p>
      <text:p text:style-name="P11"><text:s/></text:p>
      <text:list xml:id="list2627687514775072924" text:style-name="L2">
        <text:list-item>
          <text:p text:style-name="P8">Varför arbeta 18 timmar per vecka?</text:p>
        </text:list-item>
        <text:list-item>
          <text:p text:style-name="P8">Fel beskrivning av retrospekt. Man träffar andra grupper och ger feedback.</text:p>
        </text:list-item>
        <text:list-item>
          <text:p text:style-name="P8">Varför behöver man kunna söka på tonart? Är det tänkt att man ska spela med?</text:p>
        </text:list-item>
        <text:list-item>
          <text:p text:style-name="P8">Separat grovplanering. Kan implementeras i plandokumentet.</text:p>
        </text:list-item>
        <text:list-item>
          <text:p text:style-name="P8">Gantt-schemat är nästan för detaljerat. Behöver inte inkludera specifika dagar. <text:s/></text:p>
        </text:list-item>
        <text:list-item>
          <text:p text:style-name="P6">Annars fint. Bra upplägg på riskanaly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ervin </meta:initial-creator>
    <meta:creation-date>2016-03-28T22:58:53.70</meta:creation-date>
    <dc:date>2016-03-29T12:27:44</dc:date>
    <meta:editing-duration>PT9M53S</meta:editing-duration>
    <meta:editing-cycles>2</meta:editing-cycles>
    <meta:generator>OpenOffice.org/3.4.1$Unix OpenOffice.org_project/341m1$Build-9593</meta:generator>
    <meta:document-statistic meta:table-count="0" meta:image-count="0" meta:object-count="0" meta:page-count="1" meta:paragraph-count="16" meta:word-count="214" meta:character-count="1306"/>
  </office:meta>
</office:document-meta>
</file>